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use-window-font-color="true" style:font-name="Arial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5" style:family="paragraph" style:parent-style-name="Standard">
      <style:text-properties style:use-window-font-color="true" style:font-name="Arial" fo:font-size="9pt" style:font-size-asian="9pt" style:font-size-complex="9pt"/>
    </style:style>
    <style:style style:name="P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use-window-font-color="true" style:font-name="Arial" fo:font-size="10pt" style:font-size-asian="10pt" style:font-size-complex="10pt"/>
    </style:style>
    <style:style style:name="P7" style:family="paragraph" style:parent-style-name="Standard">
      <style:text-properties style:use-window-font-color="true"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text-properties fo:color="#cccccc"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text-properties fo:color="#cccccc" style:font-name="Arial" fo:font-size="10pt" style:font-size-asian="10pt" style:font-size-complex="10pt"/>
    </style:style>
    <style:style style:name="P10" style:family="paragraph" style:parent-style-name="Standard">
      <style:text-properties fo:color="#cccccc" style:font-name="Arial" fo:font-size="9pt" style:font-size-asian="9pt" style:font-size-complex="9pt"/>
    </style:style>
    <style:style style:name="P11" style:family="paragraph" style:parent-style-name="Standard">
      <style:text-properties fo:color="#cccccc" style:font-name="Arial" fo:font-size="9pt" fo:font-style="italic" style:font-size-asian="9pt" style:font-style-asian="italic" style:font-size-complex="9pt" style:font-style-complex="italic"/>
    </style:style>
    <style:style style:name="P12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13" style:family="paragraph" style:parent-style-name="Standard">
      <style:text-properties style:font-name="Arial" fo:font-size="10pt" style:font-size-asian="10pt" style:font-size-complex="10pt"/>
    </style:style>
    <style:style style:name="P14" style:family="paragraph" style:parent-style-name="Standard"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Arial" fo:font-size="9pt" style:font-size-asian="9pt" style:font-size-complex="9pt"/>
    </style:style>
    <style:style style:name="P16" style:family="paragraph" style:parent-style-name="Standard">
      <style:text-properties style:use-window-font-color="true" style:font-name="Arial" fo:font-size="9pt" fo:font-style="italic" style:font-size-asian="9pt" style:font-style-asian="italic" style:font-size-complex="9pt" style:font-style-complex="italic"/>
    </style:style>
    <style:style style:name="P17" style:family="paragraph" style:parent-style-name="Standard">
      <style:text-properties style:font-name="Arial" fo:font-size="9pt" fo:font-style="italic" style:font-size-asian="9pt" style:font-style-asian="italic" style:font-size-complex="9pt" style:font-style-complex="italic"/>
    </style:style>
    <style:style style:name="P18" style:family="paragraph" style:parent-style-name="Standard">
      <style:text-properties style:font-name="Arial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gistry-Einträge von (De)Coder 4.0</text:p>
      <text:p text:style-name="P2"/>
      <text:p text:style-name="P3"><text:span text:style-name="T1">DC4-Dateityp registrieren</text:span><text:tab/><text:tab/>Erstellung und Löschung bei (De)Installation,</text:p>
      <text:p text:style-name="P3"><text:tab/><text:tab/><text:tab/><text:tab/>Kann von Konfiguration beeinflusst werden</text:p>
      <text:p text:style-name="P4"/>
      <text:p text:style-name="P5">[HKEY_CLASSES_ROOT\.dc4]</text:p>
      <text:p text:style-name="P5">@<text:tab/><text:tab/>DeCoder4-File</text:p>
      <text:p text:style-name="P5"/>
      <text:p text:style-name="P5">[HKEY_CLASSES_ROOT\DeCoder4-File]</text:p>
      <text:p text:style-name="P5">@<text:tab/><text:tab/>(De)Coder 4 Datei</text:p>
      <text:p text:style-name="P5"/>
      <text:p text:style-name="P5">[HKEY_CLASSES_ROOT\DeCoder4-File\DefaultIcon]</text:p>
      <text:p text:style-name="P5">@<text:tab/><text:tab/>C:\Programme\(De)Coder 4.0\Coder.exe,1</text:p>
      <text:p text:style-name="P5"/>
      <text:p text:style-name="P5">[HKEY_CLASSES_ROOT\DeCoder4-File\shell\open\command]</text:p>
      <text:p text:style-name="P5">@<text:tab/><text:tab/>"C:\Programme\(De)Coder 4.0\Coder.exe" "%1"</text:p>
      <text:p text:style-name="P6"/>
      <text:p text:style-name="P4"/>
      <text:p text:style-name="P3"><text:span text:style-name="T1">CLSID-Eintrag für Shell-Erweiterung</text:span><text:tab/><text:span text:style-name="T2">Erstellung bei </text:span><text:span text:style-name="T3">DLL-</text:span><text:span text:style-name="T2">Registrierung (durch System),</text:span></text:p>
      <text:p text:style-name="P7"><text:tab/><text:tab/><text:tab/><text:tab/>Löschung bei <text:span text:style-name="T4">DLL-De</text:span>registrierung (durch System)</text:p>
      <text:p text:style-name="P4"/>
      <text:p text:style-name="P5">[HKEY_CLASSES_ROOT\CLSID\{C30DC498-38EA-4DED-8AD4-E302CE094892}]</text:p>
      <text:p text:style-name="P5">@<text:tab/><text:tab/>(De)Coder</text:p>
      <text:p text:style-name="P5"/>
      <text:p text:style-name="P5">[HKEY_CLASSES_ROOT\CLSID\{C30DC498-38EA-4DED-8AD4-E302CE094892}\InProcServer32]</text:p>
      <text:p text:style-name="P5">ThreadingModel<text:tab/>Apartment</text:p>
      <text:p text:style-name="P5">@<text:tab/><text:tab/>C:\Programme\(De)Coder 4.0\ShlExt.dll</text:p>
      <text:p text:style-name="P6"/>
      <text:p text:style-name="P4"/>
      <text:p text:style-name="P8"><text:span text:style-name="T1">Benutzereinstellungen</text:span><text:tab/><text:tab/>Erstellung bei Laufzeit,</text:p>
      <text:p text:style-name="P8"><text:tab/><text:tab/><text:tab/><text:tab/>Löschung bei Deinstallation,</text:p>
      <text:p text:style-name="P8"><text:tab/><text:tab/><text:tab/><text:tab/>Kann von Konfiguration beeinflusst werden</text:p>
      <text:p text:style-name="P9"/>
      <text:p text:style-name="P10">[HKEY_CURRENT_USER\Software\ViaThinkSoft\(De)Coder 4.0]</text:p>
      <text:p text:style-name="P10">Cipher<text:tab/><text:tab/>dword:00000007</text:p>
      <text:p text:style-name="P10">Hash<text:tab/><text:tab/>dword:00000004</text:p>
      <text:p text:style-name="P10">Mode<text:tab/><text:tab/>dword:00000000</text:p>
      <text:p text:style-name="P10">SecureDelete<text:tab/><text:tab/>dword:00000001</text:p>
      <text:p text:style-name="P9"/>
      <text:p text:style-name="P11">Bei der Installation wird nur der Schlüssel von “HKEY_CURRENT_USER” gelöscht, die Schlüssel der anderen Benutzer, die (De)Coder genutzt haben, bleiben</text:p>
      <text:p text:style-name="P11"/>
      <text:p text:style-name="P11">Diese Sektion ist nur gültig für die Erweiterung der Software mit allen Cipher/Hash/Mode's von DEC.</text:p>
      <text:p text:style-name="P12"/>
      <text:p text:style-name="P13"/>
      <text:p text:style-name="P14"><text:span text:style-name="T1">Shell-Erweiterung</text:span><text:tab/><text:tab/><text:tab/>Erstellung bei <text:span text:style-name="T4">DLL-</text:span>Registrierung,</text:p>
      <text:p text:style-name="P14"><text:tab/><text:tab/><text:tab/><text:tab/>Löschung bei <text:span text:style-name="T4">DLL-De</text:span>registrierung</text:p>
      <text:p text:style-name="P13"/>
      <text:p text:style-name="P5">[HKEY_CLASSES_ROOT\*\shellex\ContextMenuHandlers\(De)Coder]</text:p>
      <text:p text:style-name="P15">@<text:tab/><text:tab/><text:span text:style-name="T5">{C30DC498-38EA-4DED-8AD4-E302CE094892}</text:span></text:p>
      <text:p text:style-name="P5"/>
      <text:p text:style-name="P15">[HKEY_CLASSES_ROOT\Folder\shellex\ContextMenuHandlers\(De)Coder]</text:p>
      <text:p text:style-name="P15">@<text:tab/><text:tab/><text:span text:style-name="T5">{C30DC498-38EA-4DED-8AD4-E302CE094892}</text:span></text:p>
      <text:p text:style-name="P4"/>
      <text:p text:style-name="P16">Zusätzlich bei Windows NT-Systemen:</text:p>
      <text:p text:style-name="P4"/>
      <text:p text:style-name="P15">[HKEY_LOCAL_MACHINE\SOFTWARE\Microsoft\Windows\CurrentVersion\Shell Extensions\Approved]</text:p>
      <text:p text:style-name="P5">{C30DC498-38EA-4DED-8AD4-E302CE094892}<text:tab/><text:tab/>(De)Coder</text:p>
      <text:p text:style-name="P6"/>
      <text:p text:style-name="P4"/>
      <text:p text:style-name="P17"><text:span text:style-name="T1">Anmerkungen:</text:span><text:tab/>DLL-Registrierung wird bei Installation der Anwendung durchgeführt</text:p>
      <text:p text:style-name="P17"><text:tab/><text:tab/>DLL-Deregistrierung wird bei Deinstallation der Anwendung durchgeführt</text:p>
      <text:p text:style-name="P17"><text:tab/><text:tab/>DLL-(De)registrierung kann von Konfigurationsmenü beeinflusst werden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499cm" fo:margin-bottom="1.499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7-19T14:57:16</meta:creation-date>
    <dc:date>2006-08-01T17:17:48</dc:date>
    <dc:language>en-US</dc:language>
    <meta:editing-cycles>23</meta:editing-cycles>
    <meta:editing-duration>PT47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0" meta:word-count="263" meta:character-count="1988"/>
  </office:meta>
</office:document-meta>
</file>